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15" calcext:value-type="float">
            <text:p>1315</text:p>
          </table:table-cell>
          <table:table-cell table:style-name="ce7" table:formula="of:=COUNTIF([.B7:.B999998];&quot;X&quot;)" office:value-type="float" office:value="1135" calcext:value-type="float">
            <text:p>113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396" calcext:value-type="float">
            <text:p>13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9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9">00/00/0000</text:date>, <text:time style:data-style-name="N2" text:time-value="19:11:58.5370241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9T19:12:49.914622617</dc:date>
    <meta:editing-duration>P1DT10H18M50S</meta:editing-duration>
    <meta:editing-cycles>1304</meta:editing-cycles>
    <meta:document-statistic meta:table-count="1" meta:cell-count="7934" meta:object-count="0"/>
  </office:meta>
</office:document-meta>
</file>